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list-format-name="NLF0"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list-format-name="NLF0"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list-format-name="NLF0"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list-format-name="NLF0"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suffix="." style:num-list-format-name="NLF0"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list-format-name="NLF0"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suffix="." style:num-list-format-name="NLF0"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Spacing" style:master-page-name="MP0" style:family="paragraph">
      <style:paragraph-properties fo:break-before="page" style:page-number="0"/>
    </style:style>
    <style:style style:name="T3" style:parent-style-name="DefaultParagraphFont" style:family="text">
      <style:text-properties style:font-name="Times New Roman"/>
    </style:style>
    <style:style style:name="P4" style:parent-style-name="NoSpacing" style:family="paragraph">
      <style:paragraph-properties fo:text-align="end"/>
    </style:style>
    <style:style style:name="T5" style:parent-style-name="DefaultParagraphFont" style:family="text">
      <style:text-properties style:font-name="Times New Roman" fo:color="#FFFFFF" fo:font-size="14pt" style:font-size-asian="14pt" style:font-size-complex="14pt"/>
    </style:style>
    <style:style style:name="T6" style:parent-style-name="DefaultParagraphFont" style:family="text">
      <style:text-properties style:font-name="Times New Roman"/>
    </style:style>
    <style:style style:name="T7" style:parent-style-name="DefaultParagraphFont" style:family="text">
      <style:text-properties style:font-name="Times New Roman" fo:color="#262626" fo:font-size="36pt" style:font-size-asian="36pt" style:font-size-complex="36pt"/>
    </style:style>
    <style:style style:name="P8" style:parent-style-name="Normal" style:family="paragraph">
      <style:paragraph-properties fo:margin-top="0.0833in"/>
    </style:style>
    <style:style style:name="T9" style:parent-style-name="DefaultParagraphFont" style:family="text">
      <style:text-properties style:font-name="Times New Roman" fo:color="#404040" fo:font-size="18pt" style:font-size-asian="18pt" style:font-size-complex="18pt"/>
    </style:style>
    <style:style style:name="T10" style:parent-style-name="DefaultParagraphFont" style:family="text">
      <style:text-properties style:font-name="Times New Roman"/>
    </style:style>
    <style:style style:name="T11" style:parent-style-name="DefaultParagraphFont" style:family="text">
      <style:text-properties style:font-name="Times New Roman" fo:color="#156082" fo:font-size="13pt" style:font-size-asian="13pt" style:font-size-complex="13pt"/>
    </style:style>
    <style:style style:name="T12" style:parent-style-name="DefaultParagraphFont" style:family="text">
      <style:text-properties style:font-name="Times New Roman" fo:text-transform="uppercase" fo:color="#595959" fo:font-size="10pt" style:font-size-asian="10pt" style:font-size-complex="10pt"/>
    </style:style>
    <style:style style:name="P13" style:parent-style-name="NoSpacing" style:family="paragraph">
      <style:text-properties style:font-name="Times New Roman" fo:text-transform="uppercase" fo:color="#595959" fo:font-size="10pt" style:font-size-asian="10pt" style:font-size-complex="10pt"/>
    </style:style>
    <style:style style:name="P14" style:parent-style-name="TOCHeading" style:family="paragraph">
      <style:paragraph-properties fo:break-before="page"/>
    </style:style>
    <style:style style:name="P15" style:parent-style-name="TOCHeading" style:family="paragraph">
      <style:text-properties style:font-name="Times New Roman"/>
    </style:style>
    <style:style style:name="P16" style:parent-style-name="TOCHeading" style:family="paragraph">
      <style:text-properties style:font-name="Times New Roman"/>
    </style:style>
    <style:style style:name="P17" style:parent-style-name="TOCHeading" style:family="paragraph">
      <style:text-properties style:font-name="Times New Roman"/>
    </style:style>
    <style:style style:name="P18" style:parent-style-name="TOCHeading" style:family="paragraph">
      <style:text-properties style:font-name="Times New Roman"/>
    </style:style>
    <style:style style:name="P19" style:parent-style-name="TOCHeading" style:family="paragraph">
      <style:text-properties style:font-name="Times New Roman"/>
    </style:style>
    <style:style style:name="P20" style:parent-style-name="TOCHeading" style:family="paragraph">
      <style:paragraph-properties fo:text-align="center"/>
      <style:text-properties style:font-name="Times New Roman" fo:font-weight="bold" style:font-weight-asian="bold" style:font-weight-complex="bold" fo:font-size="20pt" style:font-size-asian="20pt" style:font-size-complex="20pt"/>
    </style:style>
    <style:style style:name="P21" style:parent-style-name="TOCHeading" style:family="paragraph">
      <style:paragraph-properties fo:text-align="center"/>
      <style:text-properties style:font-name="Times New Roman" fo:font-weight="bold" style:font-weight-asian="bold" style:font-weight-complex="bold" fo:font-size="20pt" style:font-size-asian="20pt" style:font-size-complex="20pt"/>
    </style:style>
    <style:style style:name="P22" style:parent-style-name="TOC1" style:family="paragraph">
      <style:paragraph-properties fo:text-align="center">
        <style:tab-stops>
          <style:tab-stop style:type="right" style:leader-style="dotted" style:leader-text="." style:position="0.3333in"/>
          <style:tab-stop style:type="right" style:leader-style="dotted" style:leader-text="." style:position="6.493in"/>
        </style:tab-stops>
      </style:paragraph-properties>
    </style:style>
    <style:style style:name="T23" style:parent-style-name="Hyperlink" style:family="text">
      <style:text-properties style:font-name="Times New Roman"/>
    </style:style>
    <style:style style:name="T24" style:parent-style-name="DefaultParagraphFont" style:family="text">
      <style:text-properties style:font-name="Times New Roman"/>
    </style:style>
    <style:style style:name="T25" style:parent-style-name="Hyperlink" style:family="text">
      <style:text-properties style:font-name="Times New Roman"/>
    </style:style>
    <style:style style:name="T26" style:parent-style-name="DefaultParagraphFont" style:family="text">
      <style:text-properties style:font-name="Times New Roman"/>
    </style:style>
    <style:style style:name="P27" style:parent-style-name="TOC1" style:family="paragraph">
      <style:paragraph-properties fo:text-align="center">
        <style:tab-stops>
          <style:tab-stop style:type="right" style:leader-style="dotted" style:leader-text="." style:position="0.3333in"/>
          <style:tab-stop style:type="right" style:leader-style="dotted" style:leader-text="." style:position="6.493in"/>
        </style:tab-stops>
      </style:paragraph-properties>
    </style:style>
    <style:style style:name="T28" style:parent-style-name="Hyperlink" style:family="text">
      <style:text-properties style:font-name="Times New Roman"/>
    </style:style>
    <style:style style:name="T29" style:parent-style-name="DefaultParagraphFont" style:family="text">
      <style:text-properties style:font-name="Times New Roman"/>
    </style:style>
    <style:style style:name="T30" style:parent-style-name="Hyperlink" style:family="text">
      <style:text-properties style:font-name="Times New Roman"/>
    </style:style>
    <style:style style:name="T31" style:parent-style-name="DefaultParagraphFont" style:family="text">
      <style:text-properties style:font-name="Times New Roman"/>
    </style:style>
    <style:style style:name="P32" style:parent-style-name="TOC1" style:family="paragraph">
      <style:paragraph-properties fo:text-align="center">
        <style:tab-stops>
          <style:tab-stop style:type="right" style:leader-style="dotted" style:leader-text="." style:position="0.3333in"/>
          <style:tab-stop style:type="right" style:leader-style="dotted" style:leader-text="." style:position="6.493in"/>
        </style:tab-stops>
      </style:paragraph-properties>
    </style:style>
    <style:style style:name="T33" style:parent-style-name="Hyperlink" style:family="text">
      <style:text-properties style:font-name="Times New Roman"/>
    </style:style>
    <style:style style:name="T34" style:parent-style-name="DefaultParagraphFont" style:family="text">
      <style:text-properties style:font-name="Times New Roman"/>
    </style:style>
    <style:style style:name="T35" style:parent-style-name="Hyperlink" style:family="text">
      <style:text-properties style:font-name="Times New Roman"/>
    </style:style>
    <style:style style:name="T36" style:parent-style-name="DefaultParagraphFont" style:family="text">
      <style:text-properties style:font-name="Times New Roman"/>
    </style:style>
    <style:style style:name="P37" style:parent-style-name="TOC1" style:family="paragraph">
      <style:paragraph-properties fo:text-align="center">
        <style:tab-stops>
          <style:tab-stop style:type="right" style:leader-style="dotted" style:leader-text="." style:position="0.3333in"/>
          <style:tab-stop style:type="right" style:leader-style="dotted" style:leader-text="." style:position="6.493in"/>
        </style:tab-stops>
      </style:paragraph-properties>
    </style:style>
    <style:style style:name="T38" style:parent-style-name="Hyperlink" style:family="text">
      <style:text-properties style:font-name="Times New Roman"/>
    </style:style>
    <style:style style:name="T39" style:parent-style-name="DefaultParagraphFont" style:family="text">
      <style:text-properties style:font-name="Times New Roman"/>
    </style:style>
    <style:style style:name="T40" style:parent-style-name="Hyperlink" style:family="text">
      <style:text-properties style:font-name="Times New Roman"/>
    </style:style>
    <style:style style:name="T41" style:parent-style-name="DefaultParagraphFont" style:family="text">
      <style:text-properties style:font-name="Times New Roman"/>
    </style:style>
    <style:style style:name="P42" style:parent-style-name="TOC1" style:family="paragraph">
      <style:paragraph-properties fo:text-align="center">
        <style:tab-stops>
          <style:tab-stop style:type="right" style:leader-style="dotted" style:leader-text="." style:position="0.3333in"/>
          <style:tab-stop style:type="right" style:leader-style="dotted" style:leader-text="." style:position="6.493in"/>
        </style:tab-stops>
      </style:paragraph-properties>
    </style:style>
    <style:style style:name="T43" style:parent-style-name="Hyperlink" style:family="text">
      <style:text-properties style:font-name="Times New Roman"/>
    </style:style>
    <style:style style:name="T44" style:parent-style-name="DefaultParagraphFont" style:family="text">
      <style:text-properties style:font-name="Times New Roman"/>
    </style:style>
    <style:style style:name="T45" style:parent-style-name="Hyperlink" style:family="text">
      <style:text-properties style:font-name="Times New Roman"/>
    </style:style>
    <style:style style:name="T46" style:parent-style-name="DefaultParagraphFont" style:family="text">
      <style:text-properties style:font-name="Times New Roman"/>
    </style:style>
    <style:style style:name="P47" style:parent-style-name="TOC2" style:family="paragraph">
      <style:paragraph-properties fo:text-align="center">
        <style:tab-stops>
          <style:tab-stop style:type="right" style:leader-style="dotted" style:leader-text="." style:position="0.5in"/>
          <style:tab-stop style:type="right" style:leader-style="dotted" style:leader-text="." style:position="6.3263in"/>
        </style:tab-stops>
      </style:paragraph-properties>
    </style:style>
    <style:style style:name="T48" style:parent-style-name="Hyperlink" style:family="text">
      <style:text-properties style:font-name="Times New Roman"/>
    </style:style>
    <style:style style:name="T49" style:parent-style-name="DefaultParagraphFont" style:family="text">
      <style:text-properties style:font-name="Times New Roman"/>
    </style:style>
    <style:style style:name="T50" style:parent-style-name="Hyperlink" style:family="text">
      <style:text-properties style:font-name="Times New Roman"/>
    </style:style>
    <style:style style:name="T51" style:parent-style-name="DefaultParagraphFont" style:family="text">
      <style:text-properties style:font-name="Times New Roman"/>
    </style:style>
    <style:style style:name="P52" style:parent-style-name="TOC2" style:family="paragraph">
      <style:paragraph-properties fo:text-align="center">
        <style:tab-stops>
          <style:tab-stop style:type="right" style:leader-style="dotted" style:leader-text="." style:position="0.5in"/>
          <style:tab-stop style:type="right" style:leader-style="dotted" style:leader-text="." style:position="6.3263in"/>
        </style:tab-stops>
      </style:paragraph-properties>
    </style:style>
    <style:style style:name="T53" style:parent-style-name="Hyperlink" style:family="text">
      <style:text-properties style:font-name="Times New Roman"/>
    </style:style>
    <style:style style:name="T54" style:parent-style-name="DefaultParagraphFont" style:family="text">
      <style:text-properties style:font-name="Times New Roman"/>
    </style:style>
    <style:style style:name="T55" style:parent-style-name="Hyperlink" style:family="text">
      <style:text-properties style:font-name="Times New Roman"/>
    </style:style>
    <style:style style:name="T56" style:parent-style-name="DefaultParagraphFont" style:family="text">
      <style:text-properties style:font-name="Times New Roman"/>
    </style:style>
    <style:style style:name="P57" style:parent-style-name="TOC2" style:family="paragraph">
      <style:paragraph-properties fo:text-align="center">
        <style:tab-stops>
          <style:tab-stop style:type="right" style:leader-style="dotted" style:leader-text="." style:position="0.5in"/>
          <style:tab-stop style:type="right" style:leader-style="dotted" style:leader-text="." style:position="6.3263in"/>
        </style:tab-stops>
      </style:paragraph-properties>
    </style:style>
    <style:style style:name="T58" style:parent-style-name="Hyperlink" style:family="text">
      <style:text-properties style:font-name="Times New Roman"/>
    </style:style>
    <style:style style:name="T59" style:parent-style-name="DefaultParagraphFont" style:family="text">
      <style:text-properties style:font-name="Times New Roman"/>
    </style:style>
    <style:style style:name="T60" style:parent-style-name="Hyperlink" style:family="text">
      <style:text-properties style:font-name="Times New Roman"/>
    </style:style>
    <style:style style:name="T61" style:parent-style-name="DefaultParagraphFont" style:family="text">
      <style:text-properties style:font-name="Times New Roman"/>
    </style:style>
    <style:style style:name="P62" style:parent-style-name="TOC2" style:family="paragraph">
      <style:paragraph-properties fo:text-align="center">
        <style:tab-stops>
          <style:tab-stop style:type="right" style:leader-style="dotted" style:leader-text="." style:position="0.5in"/>
          <style:tab-stop style:type="right" style:leader-style="dotted" style:leader-text="." style:position="6.3263in"/>
        </style:tab-stops>
      </style:paragraph-properties>
    </style:style>
    <style:style style:name="T63" style:parent-style-name="Hyperlink" style:family="text">
      <style:text-properties style:font-name="Times New Roman"/>
    </style:style>
    <style:style style:name="T64" style:parent-style-name="DefaultParagraphFont" style:family="text">
      <style:text-properties style:font-name="Times New Roman"/>
    </style:style>
    <style:style style:name="T65" style:parent-style-name="Hyperlink" style:family="text">
      <style:text-properties style:font-name="Times New Roman"/>
    </style:style>
    <style:style style:name="T66" style:parent-style-name="DefaultParagraphFont" style:family="text">
      <style:text-properties style:font-name="Times New Roman"/>
    </style:style>
    <style:style style:name="P67" style:parent-style-name="Normal" style:family="paragraph">
      <style:paragraph-properties fo:text-align="center"/>
    </style:style>
    <style:style style:name="P68" style:parent-style-name="Normal" style:family="paragraph">
      <style:paragraph-properties fo:break-before="page"/>
      <style:text-properties style:font-name="Times New Roman"/>
    </style:style>
    <style:style style:name="P69" style:parent-style-name="Heading1" style:list-style-name="LFO1" style:family="paragraph">
      <style:paragraph-properties fo:text-align="center"/>
      <style:text-properties style:font-name="Times New Roman" fo:font-weight="bold" style:font-weight-asian="bold" style:font-weight-complex="bold"/>
    </style:style>
    <style:style style:name="P70" style:parent-style-name="Normal" style:family="paragraph">
      <style:text-properties style:font-name="Times New Roman"/>
    </style:style>
    <style:style style:name="T71" style:parent-style-name="DefaultParagraphFont" style:family="text">
      <style:text-properties style:font-name="Times New Roman" fo:font-weight="bold" style:font-weight-asian="bold" style:font-weight-complex="bold"/>
    </style:style>
    <style:style style:name="T72" style:parent-style-name="DefaultParagraphFont" style:family="text">
      <style:text-properties style:font-name="Times New Roman"/>
    </style:style>
    <style:style style:name="P73" style:parent-style-name="Heading1" style:list-style-name="LFO1" style:family="paragraph">
      <style:paragraph-properties fo:text-align="center"/>
      <style:text-properties style:font-name="Times New Roman" fo:font-weight="bold" style:font-weight-asian="bold" style:font-weight-complex="bold"/>
    </style:style>
    <style:style style:name="T74" style:parent-style-name="DefaultParagraphFont" style:family="text">
      <style:text-properties style:font-name="Times New Roman"/>
    </style:style>
    <style:style style:name="T75" style:parent-style-name="DefaultParagraphFont" style:family="text">
      <style:text-properties style:font-name="Times New Roman" fo:font-weight="bold" style:font-weight-asian="bold" style:font-weight-complex="bold"/>
    </style:style>
    <style:style style:name="T76" style:parent-style-name="DefaultParagraphFont" style:family="text">
      <style:text-properties style:font-name="Times New Roman"/>
    </style:style>
    <style:style style:name="T77" style:parent-style-name="DefaultParagraphFont" style:family="text">
      <style:text-properties style:font-name="Times New Roman"/>
    </style:style>
    <style:style style:name="T78" style:parent-style-name="DefaultParagraphFont" style:family="text">
      <style:text-properties style:font-name="Times New Roman" fo:font-weight="bold" style:font-weight-asian="bold" style:font-weight-complex="bold"/>
    </style:style>
    <style:style style:name="T79" style:parent-style-name="DefaultParagraphFont" style:family="text">
      <style:text-properties style:font-name="Times New Roman"/>
    </style:style>
    <style:style style:name="P80" style:parent-style-name="ListParagraph" style:list-style-name="LFO2" style:family="paragraph">
      <style:text-properties style:font-name="Times New Roman"/>
    </style:style>
    <style:style style:name="P81" style:parent-style-name="ListParagraph" style:list-style-name="LFO2" style:family="paragraph">
      <style:text-properties style:font-name="Times New Roman"/>
    </style:style>
    <style:style style:name="P82" style:parent-style-name="ListParagraph" style:list-style-name="LFO2" style:family="paragraph">
      <style:text-properties style:font-name="Times New Roman"/>
    </style:style>
    <style:style style:name="P83" style:parent-style-name="Heading1" style:list-style-name="LFO1" style:family="paragraph">
      <style:paragraph-properties fo:text-align="center"/>
      <style:text-properties style:font-name="Times New Roman" fo:font-weight="bold" style:font-weight-asian="bold" style:font-weight-complex="bold"/>
    </style:style>
    <style:style style:name="P84" style:parent-style-name="Normal" style:family="paragraph">
      <style:text-properties style:font-name="Times New Roman" fo:font-weight="bold" style:font-weight-asian="bold" style:font-weight-complex="bold"/>
    </style:style>
    <style:style style:name="P85" style:parent-style-name="ListParagraph" style:list-style-name="LFO3" style:family="paragraph">
      <style:text-properties style:font-name="Times New Roman"/>
    </style:style>
    <style:style style:name="P86" style:parent-style-name="ListParagraph" style:list-style-name="LFO3" style:family="paragraph">
      <style:text-properties style:font-name="Times New Roman"/>
    </style:style>
    <style:style style:name="P87" style:parent-style-name="ListParagraph" style:list-style-name="LFO3" style:family="paragraph">
      <style:text-properties style:font-name="Times New Roman"/>
    </style:style>
    <style:style style:name="P88" style:parent-style-name="ListParagraph" style:list-style-name="LFO3" style:family="paragraph">
      <style:text-properties style:font-name="Times New Roman"/>
    </style:style>
    <style:style style:name="P89" style:parent-style-name="ListParagraph" style:list-style-name="LFO3" style:family="paragraph">
      <style:text-properties style:font-name="Times New Roman"/>
    </style:style>
    <style:style style:name="P90" style:parent-style-name="Normal" style:family="paragraph">
      <style:text-properties style:font-name="Times New Roman" fo:font-weight="bold" style:font-weight-asian="bold" style:font-weight-complex="bold"/>
    </style:style>
    <style:style style:name="P91" style:parent-style-name="ListParagraph" style:list-style-name="LFO3" style:family="paragraph">
      <style:text-properties style:font-name="Times New Roman"/>
    </style:style>
    <style:style style:name="P92" style:parent-style-name="ListParagraph" style:list-style-name="LFO3" style:family="paragraph">
      <style:text-properties style:font-name="Times New Roman"/>
    </style:style>
    <style:style style:name="P93" style:parent-style-name="ListParagraph" style:list-style-name="LFO3" style:family="paragraph">
      <style:text-properties style:font-name="Times New Roman"/>
    </style:style>
    <style:style style:name="P94" style:parent-style-name="ListParagraph" style:list-style-name="LFO3" style:family="paragraph">
      <style:text-properties style:font-name="Times New Roman"/>
    </style:style>
    <style:style style:name="P95" style:parent-style-name="Heading1" style:list-style-name="LFO1" style:family="paragraph">
      <style:paragraph-properties fo:text-align="center"/>
      <style:text-properties style:font-name="Times New Roman" fo:font-weight="bold" style:font-weight-asian="bold" style:font-weight-complex="bold"/>
    </style:style>
    <style:style style:name="T96" style:parent-style-name="DefaultParagraphFont" style:family="text">
      <style:text-properties style:font-name="Times New Roman" fo:font-weight="bold" style:font-weight-asian="bold" style:font-weight-complex="bold"/>
    </style:style>
    <style:style style:name="T97" style:parent-style-name="DefaultParagraphFont" style:family="text">
      <style:text-properties style:font-name="Times New Roman"/>
    </style:style>
    <style:style style:name="P98" style:parent-style-name="ListParagraph" style:list-style-name="LFO2" style:family="paragraph">
      <style:text-properties style:font-name="Times New Roman"/>
    </style:style>
    <style:style style:name="P99" style:parent-style-name="ListParagraph" style:list-style-name="LFO2" style:family="paragraph">
      <style:text-properties style:font-name="Times New Roman"/>
    </style:style>
    <style:style style:name="P100" style:parent-style-name="ListParagraph" style:list-style-name="LFO2" style:family="paragraph">
      <style:text-properties style:font-name="Times New Roman"/>
    </style:style>
    <style:style style:name="P101" style:parent-style-name="Heading1" style:list-style-name="LFO1" style:family="paragraph">
      <style:paragraph-properties fo:text-align="center"/>
      <style:text-properties style:font-name="Times New Roman" fo:font-weight="bold" style:font-weight-asian="bold" style:font-weight-complex="bold"/>
    </style:style>
    <style:style style:name="P102" style:parent-style-name="Heading2" style:list-style-name="LFO1" style:family="paragraph">
      <style:paragraph-properties fo:text-align="center"/>
      <style:text-properties style:font-name="Times New Roman" fo:font-weight="bold" style:font-weight-asian="bold" style:font-weight-complex="bold"/>
    </style:style>
    <style:style style:name="P103" style:parent-style-name="ListParagraph" style:list-style-name="LFO2" style:family="paragraph"/>
    <style:style style:name="T104" style:parent-style-name="DefaultParagraphFont" style:family="text">
      <style:text-properties style:font-name="Times New Roman"/>
    </style:style>
    <style:style style:name="T105" style:parent-style-name="DefaultParagraphFont" style:family="text">
      <style:text-properties style:font-name="Times New Roman" fo:font-weight="bold" style:font-weight-asian="bold" style:font-weight-complex="bold"/>
    </style:style>
    <style:style style:name="T106" style:parent-style-name="DefaultParagraphFont" style:family="text">
      <style:text-properties style:font-name="Times New Roman"/>
    </style:style>
    <style:style style:name="P107" style:parent-style-name="ListParagraph" style:list-style-name="LFO2" style:family="paragraph">
      <style:text-properties style:font-name="Times New Roman"/>
    </style:style>
    <style:style style:name="P108" style:parent-style-name="ListParagraph" style:list-style-name="LFO3" style:family="paragraph">
      <style:text-properties style:font-name="Times New Roman"/>
    </style:style>
    <style:style style:name="P109" style:parent-style-name="ListParagraph" style:list-style-name="LFO3" style:family="paragraph">
      <style:text-properties style:font-name="Times New Roman"/>
    </style:style>
    <style:style style:name="P110" style:parent-style-name="ListParagraph" style:list-style-name="LFO3" style:family="paragraph">
      <style:text-properties style:font-name="Times New Roman"/>
    </style:style>
    <style:style style:name="P111" style:parent-style-name="ListParagraph" style:list-style-name="LFO3" style:family="paragraph">
      <style:text-properties style:font-name="Times New Roman"/>
    </style:style>
    <style:style style:name="P112" style:parent-style-name="ListParagraph" style:list-style-name="LFO2" style:family="paragraph">
      <style:text-properties style:font-name="Times New Roman"/>
    </style:style>
    <style:style style:name="P113" style:parent-style-name="ListParagraph" style:list-style-name="LFO3" style:family="paragraph">
      <style:text-properties style:font-name="Times New Roman"/>
    </style:style>
    <style:style style:name="P114" style:parent-style-name="ListParagraph" style:list-style-name="LFO2" style:family="paragraph">
      <style:text-properties style:font-name="Times New Roman"/>
    </style:style>
    <style:style style:name="P115" style:parent-style-name="ListParagraph" style:list-style-name="LFO3" style:family="paragraph">
      <style:text-properties style:font-name="Times New Roman"/>
    </style:style>
    <style:style style:name="P116" style:parent-style-name="Heading2" style:list-style-name="LFO1" style:family="paragraph">
      <style:paragraph-properties fo:text-align="center"/>
      <style:text-properties style:font-name="Times New Roman" fo:font-weight="bold" style:font-weight-asian="bold" style:font-weight-complex="bold"/>
    </style:style>
    <style:style style:name="P117" style:parent-style-name="ListParagraph" style:list-style-name="LFO2" style:family="paragraph">
      <style:text-properties style:font-name="Times New Roman"/>
    </style:style>
    <style:style style:name="P118" style:parent-style-name="ListParagraph" style:list-style-name="LFO3" style:family="paragraph">
      <style:text-properties style:font-name="Times New Roman"/>
    </style:style>
    <style:style style:name="P119" style:parent-style-name="ListParagraph" style:list-style-name="LFO2" style:family="paragraph">
      <style:text-properties style:font-name="Times New Roman"/>
    </style:style>
    <style:style style:name="P120" style:parent-style-name="Heading2" style:list-style-name="LFO1" style:family="paragraph">
      <style:paragraph-properties fo:text-align="center"/>
      <style:text-properties style:font-name="Times New Roman" fo:font-weight="bold" style:font-weight-asian="bold" style:font-weight-complex="bold"/>
    </style:style>
    <style:style style:name="P121" style:parent-style-name="ListParagraph" style:list-style-name="LFO2" style:family="paragraph">
      <style:text-properties style:font-name="Times New Roman"/>
    </style:style>
    <style:style style:name="P122" style:parent-style-name="ListParagraph" style:list-style-name="LFO2" style:family="paragraph">
      <style:text-properties style:font-name="Times New Roman"/>
    </style:style>
    <style:style style:name="P123" style:parent-style-name="ListParagraph" style:list-style-name="LFO2" style:family="paragraph">
      <style:text-properties style:font-name="Times New Roman"/>
    </style:style>
    <style:style style:name="P124" style:parent-style-name="Heading2" style:list-style-name="LFO1" style:family="paragraph">
      <style:paragraph-properties fo:text-align="center"/>
      <style:text-properties style:font-name="Times New Roman" fo:font-weight="bold" style:font-weight-asian="bold" style:font-weight-complex="bold"/>
    </style:style>
    <style:style style:name="P125" style:parent-style-name="ListParagraph" style:list-style-name="LFO2" style:family="paragraph"/>
    <style:style style:name="T126" style:parent-style-name="DefaultParagraphFont" style:family="text">
      <style:text-properties style:font-name="Times New Roman"/>
    </style:style>
    <style:style style:name="T127" style:parent-style-name="DefaultParagraphFont" style:family="text">
      <style:text-properties style:font-name="Times New Roman" fo:font-weight="bold" style:font-weight-asian="bold" style:font-weight-complex="bold"/>
    </style:style>
    <style:style style:name="T128" style:parent-style-name="DefaultParagraphFont" style:family="text">
      <style:text-properties style:font-name="Times New Roman"/>
    </style:style>
    <style:style style:name="P129" style:parent-style-name="ListParagraph" style:list-style-name="LFO2" style:family="paragraph"/>
    <style:style style:name="T130" style:parent-style-name="DefaultParagraphFont" style:family="text">
      <style:text-properties style:font-name="Times New Roman"/>
    </style:style>
    <style:style style:name="T131" style:parent-style-name="DefaultParagraphFont" style:family="text">
      <style:text-properties style:font-name="Times New Roman" fo:font-weight="bold" style:font-weight-asian="bold" style:font-weight-complex="bold"/>
    </style:style>
    <style:style style:name="T132" style:parent-style-name="DefaultParagraphFont" style:family="text">
      <style:text-properties style:font-name="Times New Roman"/>
    </style:style>
    <style:style style:name="T133" style:parent-style-name="DefaultParagraphFont" style:family="text">
      <style:text-properties style:font-name="Times New Roman" fo:font-weight="bold" style:font-weight-asian="bold" style:font-weight-complex="bold"/>
    </style:style>
    <style:style style:name="T134" style:parent-style-name="DefaultParagraphFont" style:family="text">
      <style:text-properties style:font-name="Times New Roman"/>
    </style:style>
    <style:style style:name="T135" style:parent-style-name="DefaultParagraphFont" style:family="text">
      <style:text-properties style:font-name="Times New Roman" fo:font-weight="bold" style:font-weight-asian="bold" style:font-weight-complex="bold"/>
    </style:style>
    <style:style style:name="T136" style:parent-style-name="DefaultParagraphFont" style:family="text">
      <style:text-properties style:font-name="Times New Roman"/>
    </style:style>
    <style:style style:name="P137" style:parent-style-name="ListParagraph" style:list-style-name="LFO2" style:family="paragraph"/>
    <style:style style:name="T138" style:parent-style-name="DefaultParagraphFont" style:family="text">
      <style:text-properties style:font-name="Times New Roman"/>
    </style:style>
    <style:style style:family="graphic" style:name="a20">
      <style:graphic-properties draw:fill="solid" draw:fill-color="#0e2841" draw:opacity="20%" draw:stroke="solid" svg:stroke-width="0in" svg:stroke-color="#0e2841" svg:stroke-opacity="20%" draw:stroke-linejoin="round" svg:stroke-linecap="butt"/>
    </style:style>
    <style:style style:family="graphic" style:name="a21">
      <style:graphic-properties draw:fill="solid" draw:fill-color="#0e2841" draw:opacity="20%" draw:stroke="solid" svg:stroke-width="0in" svg:stroke-color="#0e2841" svg:stroke-opacity="20%" draw:stroke-linejoin="round" svg:stroke-linecap="butt"/>
    </style:style>
    <style:style style:family="graphic" style:name="a22">
      <style:graphic-properties draw:fill="solid" draw:fill-color="#0e2841" draw:opacity="20%" draw:stroke="solid" svg:stroke-width="0in" svg:stroke-color="#0e2841" svg:stroke-opacity="20%" draw:stroke-linejoin="round" svg:stroke-linecap="butt"/>
    </style:style>
    <style:style style:family="graphic" style:name="a23">
      <style:graphic-properties draw:fill="solid" draw:fill-color="#0e2841" draw:opacity="20%" draw:stroke="solid" svg:stroke-width="0in" svg:stroke-color="#0e2841" svg:stroke-opacity="20%" draw:stroke-linejoin="round" svg:stroke-linecap="butt"/>
    </style:style>
    <style:style style:family="graphic" style:name="a24">
      <style:graphic-properties draw:fill="solid" draw:fill-color="#0e2841" draw:opacity="20%" draw:stroke="solid" svg:stroke-width="0in" svg:stroke-color="#0e2841" svg:stroke-opacity="20%" draw:stroke-linejoin="round" svg:stroke-linecap="butt"/>
    </style:style>
    <style:style style:family="graphic" style:name="a25">
      <style:graphic-properties style:wrap="run-through" style:run-through="background" style:horizontal-rel="page" style:vertical-rel="page" style:horizontal-pos="from-left" style:vertical-pos="from-top"/>
    </style:style>
    <style:style style:family="graphic" style:name="a2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7"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false"/>
      <style:paragraph-properties style:font-independent-line-spacing="true" style:writing-mode="lr-tb"/>
    </style:style>
    <style:style style:family="graphic" style:name="a10">
      <style:graphic-properties draw:fill="solid" draw:fill-color="#0e2841" draw:opacity="100%" draw:stroke="solid" svg:stroke-width="0in" svg:stroke-color="#0e2841" svg:stroke-opacity="100%" draw:stroke-linejoin="round" svg:stroke-linecap="butt"/>
    </style:style>
    <style:style style:family="graphic" style:name="a11">
      <style:graphic-properties draw:fill="solid" draw:fill-color="#0e2841" draw:opacity="100%" draw:stroke="solid" svg:stroke-width="0in" svg:stroke-color="#0e2841" svg:stroke-opacity="100%" draw:stroke-linejoin="round" svg:stroke-linecap="butt"/>
    </style:style>
    <style:style style:family="graphic" style:name="a12">
      <style:graphic-properties draw:fill="solid" draw:fill-color="#0e2841" draw:opacity="100%" draw:stroke="solid" svg:stroke-width="0in" svg:stroke-color="#0e2841" svg:stroke-opacity="100%" draw:stroke-linejoin="round" svg:stroke-linecap="butt"/>
    </style:style>
    <style:style style:family="graphic" style:name="a13">
      <style:graphic-properties draw:fill="solid" draw:fill-color="#0e2841" draw:opacity="100%" draw:stroke="solid" svg:stroke-width="0in" svg:stroke-color="#0e2841" svg:stroke-opacity="100%" draw:stroke-linejoin="round" svg:stroke-linecap="butt"/>
    </style:style>
    <style:style style:family="graphic" style:name="a14">
      <style:graphic-properties draw:fill="solid" draw:fill-color="#0e2841" draw:opacity="20%" draw:stroke="solid" svg:stroke-width="0in" svg:stroke-color="#0e2841" svg:stroke-opacity="20%" draw:stroke-linejoin="round" svg:stroke-linecap="butt"/>
    </style:style>
    <style:style style:family="graphic" style:name="a15">
      <style:graphic-properties draw:fill="solid" draw:fill-color="#0e2841" draw:opacity="20%" draw:stroke="solid" svg:stroke-width="0in" svg:stroke-color="#0e2841" svg:stroke-opacity="20%" draw:stroke-linejoin="round" svg:stroke-linecap="butt"/>
    </style:style>
    <style:style style:family="graphic" style:name="a16">
      <style:graphic-properties draw:fill="solid" draw:fill-color="#0e2841" draw:opacity="20%" draw:stroke="solid" svg:stroke-width="0in" svg:stroke-color="#0e2841" svg:stroke-opacity="20%" draw:stroke-linejoin="round" svg:stroke-linecap="butt"/>
    </style:style>
    <style:style style:family="graphic" style:name="a17">
      <style:graphic-properties draw:fill="solid" draw:fill-color="#0e2841" draw:opacity="20%" draw:stroke="solid" svg:stroke-width="0in" svg:stroke-color="#0e2841" svg:stroke-opacity="20%" draw:stroke-linejoin="round" svg:stroke-linecap="butt"/>
    </style:style>
    <style:style style:family="graphic" style:name="a18">
      <style:graphic-properties draw:fill="solid" draw:fill-color="#0e2841" draw:opacity="20%" draw:stroke="solid" svg:stroke-width="0in" svg:stroke-color="#0e2841" svg:stroke-opacity="20%" draw:stroke-linejoin="round" svg:stroke-linecap="butt"/>
    </style:style>
    <style:style style:family="graphic" style:name="a19">
      <style:graphic-properties draw:fill="solid" draw:fill-color="#0e2841" draw:opacity="20%" draw:stroke="solid" svg:stroke-width="0in" svg:stroke-color="#0e2841" svg:stroke-opacity="20%" draw:stroke-linejoin="round" svg:stroke-linecap="butt"/>
    </style:style>
    <style:style style:family="graphic" style:name="a0">
      <style:graphic-properties draw:fill="solid" draw:fill-color="#0e2841" draw:opacity="100%" draw:stroke="none"/>
    </style:style>
    <style:style style:family="graphic" style:name="a1">
      <style:graphic-properties fo:wrap-option="wrap" fo:padding-top="0in" fo:padding-bottom="0in" fo:padding-left="0.1in" fo:padding-right="0.2in" draw:textarea-vertical-align="middle" draw:textarea-horizontal-align="left" draw:fill="solid" draw:fill-color="#156082" draw:opacity="100%" draw:stroke="none" draw:auto-grow-width="false" draw:auto-grow-height="false"/>
      <style:paragraph-properties style:font-independent-line-spacing="true" style:writing-mode="lr-tb"/>
    </style:style>
    <style:style style:family="graphic" style:name="a2">
      <style:graphic-properties draw:fill="solid" draw:fill-color="#0e2841" draw:opacity="100%" draw:stroke="solid" svg:stroke-width="0in" svg:stroke-color="#0e2841" svg:stroke-opacity="100%" draw:stroke-linejoin="round" svg:stroke-linecap="butt"/>
    </style:style>
    <style:style style:family="graphic" style:name="a3">
      <style:graphic-properties draw:fill="solid" draw:fill-color="#0e2841" draw:opacity="100%" draw:stroke="solid" svg:stroke-width="0in" svg:stroke-color="#0e2841" svg:stroke-opacity="100%" draw:stroke-linejoin="round" svg:stroke-linecap="butt"/>
    </style:style>
    <style:style style:family="graphic" style:name="a4">
      <style:graphic-properties draw:fill="solid" draw:fill-color="#0e2841" draw:opacity="100%" draw:stroke="solid" svg:stroke-width="0in" svg:stroke-color="#0e2841" svg:stroke-opacity="100%" draw:stroke-linejoin="round" svg:stroke-linecap="butt"/>
    </style:style>
    <style:style style:family="graphic" style:name="a5">
      <style:graphic-properties draw:fill="solid" draw:fill-color="#0e2841" draw:opacity="100%" draw:stroke="solid" svg:stroke-width="0in" svg:stroke-color="#0e2841" svg:stroke-opacity="100%" draw:stroke-linejoin="round" svg:stroke-linecap="butt"/>
    </style:style>
    <style:style style:family="graphic" style:name="a6">
      <style:graphic-properties draw:fill="solid" draw:fill-color="#0e2841" draw:opacity="100%" draw:stroke="solid" svg:stroke-width="0in" svg:stroke-color="#0e2841" svg:stroke-opacity="100%" draw:stroke-linejoin="round" svg:stroke-linecap="butt"/>
    </style:style>
    <style:style style:family="graphic" style:name="a7">
      <style:graphic-properties draw:fill="solid" draw:fill-color="#0e2841" draw:opacity="100%" draw:stroke="solid" svg:stroke-width="0in" svg:stroke-color="#0e2841" svg:stroke-opacity="100%" draw:stroke-linejoin="round" svg:stroke-linecap="butt"/>
    </style:style>
    <style:style style:family="graphic" style:name="a8">
      <style:graphic-properties draw:fill="solid" draw:fill-color="#0e2841" draw:opacity="100%" draw:stroke="solid" svg:stroke-width="0in" svg:stroke-color="#0e2841" svg:stroke-opacity="100%" draw:stroke-linejoin="round" svg:stroke-linecap="butt"/>
    </style:style>
    <style:style style:family="graphic" style:name="a9">
      <style:graphic-properties draw:fill="solid" draw:fill-color="#0e2841" draw:opacity="100%" draw:stroke="solid" svg:stroke-width="0in" svg:stroke-color="#0e2841" svg:stroke-opacity="100%" draw:stroke-linejoin="round" svg:stroke-linecap="butt"/>
    </style:style>
  </office:automatic-styles>
  <office:body>
    <office:text text:use-soft-page-breaks="true">
      <text:p text:style-name="P1"><text:span text:style-name="T3"><draw:g draw:z-index="251659264" draw:name="Group 1" draw:id="id28" draw:style-name="a25" text:anchor-type="paragraph"><svg:title/><svg:desc/><draw:custom-shape svg:x="0.34028in" svg:y="0.275in" svg:width="0.24796in" svg:height="10.44167in" draw:id="id0" draw:style-name="a0" draw:name="Rectangle 3"><svg:title/><svg:desc/><draw:enhanced-geometry draw:type="non-primitive" svg:viewBox="0 0 21600 21600" draw:enhanced-path="M 0 0 L 21600 0 21600 21600 0 21600 Z N"/></draw:custom-shape><draw:custom-shape svg:x="0.34028in" svg:y="1.95337in" svg:width="2.79722in" svg:height="0.63166in" draw:id="id1" draw:style-name="a1" draw:name="Pentagon 4"><svg:title/><svg:desc/><text:p text:style-name="P4"><text:span text:style-name="T5">9/1/2025</text:span></text:p><draw:enhanced-geometry draw:path-stretchpoint-x="21600" draw:path-stretchpoint-y="21600" draw:type="non-primitive" svg:viewBox="0 0 21600 21600" draw:enhanced-path="M ?f7 ?f7 L ?f20 ?f7 ?f11 ?f17 ?f20 ?f12 ?f7 ?f12 Z N" draw:text-areas="?f7 ?f7 ?f23 ?f12" draw:glue-points="?f22 ?f7 ?f22 ?f12" draw:glue-point-leaving-directions="-360, -180" draw:modifiers="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oup 5" draw:id="id27"><svg:title/><svg:desc/><draw:g draw:name="Group 6" draw:id="id14"><svg:title/><svg:desc/><draw:custom-shape svg:x="1.01762in" svg:y="8.70154in" svg:width="0.38881in" svg:height="1.25743in" draw:id="id2" draw:style-name="a2" draw:name="Freeform 20"><svg:title/><svg:desc/><draw:enhanced-geometry draw:type="non-primitive" svg:viewBox="0 0 122 440" draw:enhanced-path="M ?f1 ?f1 L ?f4 ?f5 ?f6 ?f7 ?f2 ?f8 ?f2 ?f3 ?f9 ?f10 ?f4 ?f0 ?f11 ?f12 ?f1 ?f1 Z N" draw:text-areas="?f45 ?f47 ?f46 ?f48" draw:glue-points="?f49 ?f50 ?f51 ?f52 ?f53 ?f54 ?f55 ?f56 ?f55 ?f57 ?f58 ?f59 ?f51 ?f60 ?f61 ?f62 ?f49 ?f50" draw:glue-point-leaving-directions="-90, -90, -90, -90, -90, -90, -90, -90, -90"><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42555in" svg:y="9.94182in" svg:width="0.36969in" svg:height="0.76875in" draw:id="id3" draw:style-name="a3" draw:name="Freeform 21"><svg:title/><svg:desc/><draw:enhanced-geometry draw:type="non-primitive" svg:viewBox="0 0 116 269" draw:enhanced-path="M ?f0 ?f0 L ?f3 ?f4 ?f5 ?f6 ?f7 ?f8 ?f1 ?f2 ?f9 ?f2 ?f10 ?f11 ?f12 ?f13 ?f14 ?f15 ?f0 ?f0 Z N" draw:text-areas="?f54 ?f56 ?f55 ?f57" draw:glue-points="?f58 ?f59 ?f60 ?f61 ?f62 ?f63 ?f64 ?f65 ?f66 ?f67 ?f68 ?f67 ?f69 ?f70 ?f71 ?f72 ?f73 ?f74 ?f58 ?f59" draw:glue-point-leaving-directions="-90, -90, -90, -90, -90, -90, -90, -90, -90, -90"><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svg:x="0.55869in" svg:y="5.09215in" svg:width="0.44618in" svg:height="3.63511in" draw:id="id4" draw:style-name="a4" draw:name="Freeform 22"><svg:title/><svg:desc/><draw:enhanced-geometry draw:type="non-primitive" svg:viewBox="0 0 140 1272" draw:enhanced-path="M ?f0 ?f0 L ?f0 ?f0 ?f3 ?f4 ?f5 ?f6 ?f7 ?f8 ?f9 ?f10 ?f11 ?f12 ?f13 ?f14 ?f15 ?f16 ?f17 ?f18 ?f19 ?f20 ?f1 ?f2 ?f21 ?f22 ?f23 ?f24 ?f25 ?f26 ?f27 ?f14 ?f28 ?f12 ?f29 ?f10 ?f30 ?f8 ?f31 ?f6 ?f0 ?f4 ?f0 ?f0 Z N" draw:text-areas="?f102 ?f104 ?f103 ?f105" draw:glue-points="?f106 ?f107 ?f106 ?f107 ?f108 ?f109 ?f110 ?f111 ?f112 ?f113 ?f114 ?f115 ?f116 ?f117 ?f118 ?f119 ?f120 ?f121 ?f122 ?f123 ?f124 ?f125 ?f126 ?f127 ?f128 ?f129 ?f130 ?f131 ?f132 ?f133 ?f134 ?f119 ?f135 ?f117 ?f136 ?f115 ?f137 ?f113 ?f138 ?f111 ?f106 ?f109 ?f106 ?f107" draw:glue-point-leaving-directions="-90, -90, -90, -90, -90, -90, -90, -90, -90, -90, -90, -90, -90, -90, -90, -90, -90, -90, -90, -90, -90, -90"><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svg:x="0.96025in" svg:y="6.26099in" svg:width="0.14341in" svg:height="2.44055in" draw:id="id5" draw:style-name="a5" draw:name="Freeform 23"><svg:title/><svg:desc/><draw:enhanced-geometry draw:type="non-primitive" svg:viewBox="0 0 45 854" draw:enhanced-path="M ?f1 ?f0 L ?f1 ?f0 ?f3 ?f4 ?f5 ?f6 ?f7 ?f8 ?f9 ?f10 ?f11 ?f12 ?f9 ?f13 ?f7 ?f14 ?f15 ?f2 ?f15 ?f16 ?f17 ?f18 ?f19 ?f14 ?f20 ?f13 ?f0 ?f12 ?f11 ?f10 ?f21 ?f8 ?f22 ?f23 ?f24 ?f4 ?f1 ?f0 Z N" draw:text-areas="?f81 ?f83 ?f82 ?f84" draw:glue-points="?f85 ?f86 ?f85 ?f86 ?f87 ?f88 ?f89 ?f90 ?f91 ?f92 ?f93 ?f94 ?f95 ?f96 ?f93 ?f97 ?f91 ?f98 ?f99 ?f100 ?f99 ?f101 ?f102 ?f103 ?f104 ?f98 ?f105 ?f97 ?f106 ?f96 ?f95 ?f94 ?f107 ?f92 ?f108 ?f109 ?f110 ?f88 ?f85 ?f86" draw:glue-point-leaving-directions="-90, -90, -90, -90, -90, -90, -90, -90, -90, -90, -90, -90, -90, -90, -90, -90, -90, -90, -90, -90"><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svg:x="1.00487in" svg:y="8.72726in" svg:width="0.49079in" svg:height="1.79755in" draw:id="id6" draw:style-name="a6" draw:name="Freeform 24"><svg:title/><svg:desc/><draw:enhanced-geometry draw:type="non-primitive" svg:viewBox="0 0 154 629" draw:enhanced-path="M ?f0 ?f0 L ?f3 ?f4 ?f5 ?f6 ?f7 ?f8 ?f9 ?f10 ?f11 ?f12 ?f13 ?f14 ?f15 ?f16 ?f17 ?f18 ?f19 ?f20 ?f1 ?f2 ?f21 ?f22 ?f23 ?f24 ?f25 ?f26 ?f27 ?f28 ?f29 ?f30 ?f31 ?f8 ?f32 ?f33 ?f0 ?f0 Z N" draw:text-areas="?f108 ?f110 ?f109 ?f111" draw:glue-points="?f112 ?f113 ?f114 ?f115 ?f116 ?f117 ?f118 ?f119 ?f120 ?f121 ?f122 ?f123 ?f124 ?f125 ?f126 ?f127 ?f128 ?f129 ?f130 ?f131 ?f132 ?f133 ?f134 ?f135 ?f136 ?f137 ?f138 ?f139 ?f140 ?f141 ?f142 ?f143 ?f144 ?f119 ?f145 ?f146 ?f112 ?f113" draw:glue-point-leaving-directions="-90, -90, -90, -90, -90, -90, -90, -90, -90, -90, -90, -90, -90, -90, -90, -90, -90, -90, -90"><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svg:x="1.52116in" svg:y="10.51337in" svg:width="0.10517in" svg:height="0.19719in" draw:id="id7" draw:style-name="a7" draw:name="Freeform 25"><svg:title/><svg:desc/><draw:enhanced-geometry draw:type="non-primitive" svg:viewBox="0 0 33 69"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98893in" svg:y="8.58723in" svg:width="0.04781in" svg:height="0.26578in" draw:id="id8" draw:style-name="a8" draw:name="Freeform 26"><svg:title/><svg:desc/><draw:enhanced-geometry draw:type="non-primitive" svg:viewBox="0 0 15 93"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40643in" svg:y="7.75275in" svg:width="1.25567in" svg:height="2.18906in" draw:id="id9" draw:style-name="a9" draw:name="Freeform 27"><svg:title/><svg:desc/><draw:enhanced-geometry draw:type="non-primitive" svg:viewBox="0 0 394 766" draw:enhanced-path="M ?f1 ?f0 L ?f1 ?f0 ?f3 ?f4 ?f5 ?f6 ?f7 ?f8 ?f9 ?f10 ?f11 ?f12 ?f13 ?f14 ?f15 ?f16 ?f17 ?f18 ?f19 ?f20 ?f21 ?f22 ?f23 ?f24 ?f25 ?f26 ?f27 ?f28 ?f29 ?f2 ?f0 ?f30 ?f31 ?f32 ?f27 ?f26 ?f33 ?f34 ?f35 ?f36 ?f37 ?f38 ?f39 ?f40 ?f41 ?f42 ?f43 ?f44 ?f45 ?f46 ?f47 ?f48 ?f49 ?f50 ?f51 ?f52 ?f53 ?f54 ?f1 ?f0 Z N"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glue-point-leaving-directions="-90, -90, -90, -90, -90, -90, -90, -90, -90, -90, -90, -90, -90, -90, -90, -90, -90, -90, -90, -90, -90, -90, -90, -90, -90, -90, -90, -90, -90, -90, -90"><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svg:x="1.40643in" svg:y="9.95896in" svg:width="0.11473in" svg:height="0.55441in" draw:id="id10" draw:style-name="a10" draw:name="Freeform 28"><svg:title/><svg:desc/><draw:enhanced-geometry draw:type="non-primitive" svg:viewBox="0 0 36 194" draw:enhanced-path="M ?f0 ?f0 L ?f3 ?f4 ?f5 ?f6 ?f7 ?f8 ?f9 ?f10 ?f11 ?f12 ?f1 ?f2 ?f13 ?f14 ?f15 ?f16 ?f17 ?f18 ?f19 ?f20 ?f0 ?f0 Z N" draw:text-areas="?f69 ?f71 ?f70 ?f72" draw:glue-points="?f73 ?f74 ?f75 ?f76 ?f77 ?f78 ?f79 ?f80 ?f81 ?f82 ?f83 ?f84 ?f85 ?f86 ?f87 ?f88 ?f89 ?f90 ?f91 ?f92 ?f93 ?f94 ?f73 ?f74" draw:glue-point-leaving-directions="-90, -90, -90, -90, -90, -90, -90, -90, -90, -90, -90, -90"><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svg:x="1.49566in" svg:y="10.52481in" svg:width="0.0988in" svg:height="0.18576in" draw:id="id11" draw:style-name="a11" draw:name="Freeform 29"><svg:title/><svg:desc/><draw:enhanced-geometry draw:type="non-primitive" svg:viewBox="0 0 31 65" draw:enhanced-path="M ?f0 ?f0 L ?f1 ?f2 ?f3 ?f2 ?f0 ?f0 Z N" draw:text-areas="?f18 ?f20 ?f19 ?f21" draw:glue-points="?f22 ?f23 ?f24 ?f25 ?f26 ?f25 ?f22 ?f23" draw:glue-point-leaving-directions="-90, -90, -90, -90"><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40643in" svg:y="9.89323in" svg:width="0.02231in" svg:height="0.12003in" draw:id="id12" draw:style-name="a12" draw:name="Freeform 30"><svg:title/><svg:desc/><draw:enhanced-geometry draw:type="non-primitive" svg:viewBox="0 0 7 42" draw:enhanced-path="M ?f0 ?f0 L ?f3 ?f4 ?f1 ?f2 ?f3 ?f5 ?f0 ?f6 ?f0 ?f0 Z N" draw:text-areas="?f27 ?f29 ?f28 ?f30" draw:glue-points="?f31 ?f32 ?f33 ?f34 ?f35 ?f36 ?f33 ?f37 ?f31 ?f38 ?f31 ?f32" draw:glue-point-leaving-directions="-90, -90, -90, -90, -90, -90"><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svg:x="1.45423in" svg:y="10.37334in" svg:width="0.14341in" svg:height="0.33722in" draw:id="id13" draw:style-name="a13" draw:name="Freeform 31"><svg:title/><svg:desc/><draw:enhanced-geometry draw:type="non-primitive" svg:viewBox="0 0 45 118"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oup 7" draw:id="id26"><svg:title/><svg:desc/><draw:custom-shape svg:x="0.55163in" svg:y="7.65058in" svg:width="0.59492in" svg:height="1.92048in" draw:id="id15" draw:style-name="a14" draw:name="Freeform 8"><svg:title/><svg:desc/><draw:enhanced-geometry draw:type="non-primitive" svg:viewBox="0 0 125 450" draw:enhanced-path="M ?f0 ?f0 L ?f3 ?f4 ?f5 ?f6 ?f1 ?f7 ?f1 ?f2 ?f8 ?f9 ?f3 ?f10 ?f11 ?f12 ?f0 ?f0 Z N" draw:text-areas="?f45 ?f47 ?f46 ?f48" draw:glue-points="?f49 ?f50 ?f51 ?f52 ?f53 ?f54 ?f55 ?f56 ?f55 ?f57 ?f58 ?f59 ?f51 ?f60 ?f61 ?f62 ?f49 ?f50" draw:glue-point-leaving-directions="-90, -90, -90, -90, -90, -90, -90, -90, -90"><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17986in" svg:y="9.53693in" svg:width="0.5616in" svg:height="1.17363in" draw:id="id16" draw:style-name="a15" draw:name="Freeform 9"><svg:title/><svg:desc/><draw:enhanced-geometry draw:type="non-primitive" svg:viewBox="0 0 118 275" draw:enhanced-path="M ?f0 ?f0 L ?f3 ?f4 ?f5 ?f6 ?f7 ?f8 ?f1 ?f2 ?f9 ?f2 ?f10 ?f11 ?f12 ?f13 ?f0 ?f14 ?f0 ?f0 Z N" draw:text-areas="?f51 ?f53 ?f52 ?f54" draw:glue-points="?f55 ?f56 ?f57 ?f58 ?f59 ?f60 ?f61 ?f62 ?f63 ?f64 ?f65 ?f64 ?f66 ?f67 ?f68 ?f69 ?f55 ?f70 ?f55 ?f56" draw:glue-point-leaving-directions="-90, -90, -90, -90, -90, -90, -90, -90, -90, -90"><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svg:x="0.4374in" svg:y="7.16833in" svg:width="0.09519in" svg:height="0.5164in" draw:id="id17" draw:style-name="a16" draw:name="Freeform 10"><svg:title/><svg:desc/><draw:enhanced-geometry draw:type="non-primitive" svg:viewBox="0 0 20 121" draw:enhanced-path="M ?f0 ?f0 L ?f3 ?f4 ?f1 ?f2 ?f5 ?f6 ?f0 ?f7 ?f0 ?f0 Z N" draw:text-areas="?f30 ?f32 ?f31 ?f33" draw:glue-points="?f34 ?f35 ?f36 ?f37 ?f38 ?f39 ?f40 ?f41 ?f34 ?f42 ?f34 ?f35" draw:glue-point-leaving-directions="-90, -90, -90, -90, -90, -90"><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svg:x="0.53259in" svg:y="7.68473in" svg:width="0.75198in" svg:height="2.74416in" draw:id="id18" draw:style-name="a17" draw:name="Freeform 12"><svg:title/><svg:desc/><draw:enhanced-geometry draw:type="non-primitive" svg:viewBox="0 0 158 643" draw:enhanced-path="M ?f0 ?f0 L ?f3 ?f4 ?f5 ?f6 ?f7 ?f8 ?f9 ?f10 ?f11 ?f12 ?f13 ?f14 ?f15 ?f16 ?f17 ?f18 ?f19 ?f20 ?f1 ?f2 ?f21 ?f22 ?f23 ?f24 ?f25 ?f26 ?f27 ?f28 ?f29 ?f30 ?f31 ?f32 ?f33 ?f34 ?f0 ?f0 Z N" draw:text-areas="?f111 ?f113 ?f112 ?f114" draw:glue-points="?f115 ?f116 ?f117 ?f118 ?f119 ?f120 ?f121 ?f122 ?f123 ?f124 ?f125 ?f126 ?f127 ?f128 ?f129 ?f130 ?f131 ?f132 ?f133 ?f134 ?f135 ?f136 ?f137 ?f138 ?f139 ?f140 ?f141 ?f142 ?f143 ?f144 ?f145 ?f146 ?f147 ?f148 ?f149 ?f150 ?f115 ?f116" draw:glue-point-leaving-directions="-90, -90, -90, -90, -90, -90, -90, -90, -90, -90, -90, -90, -90, -90, -90, -90, -90, -90, -90"><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svg:x="1.32264in" svg:y="10.40755in" svg:width="0.15706in" svg:height="0.30301in" draw:id="id19" draw:style-name="a18" draw:name="Freeform 13"><svg:title/><svg:desc/><draw:enhanced-geometry draw:type="non-primitive" svg:viewBox="0 0 33 71"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51355in" svg:y="7.47561in" svg:width="0.07139in" svg:height="0.40544in" draw:id="id20" draw:style-name="a19" draw:name="Freeform 14"><svg:title/><svg:desc/><draw:enhanced-geometry draw:type="non-primitive" svg:viewBox="0 0 15 95"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14654in" svg:y="6.19955in" svg:width="1.91326in" svg:height="3.33738in" draw:id="id21" draw:style-name="a20" draw:name="Freeform 15"><svg:title/><svg:desc/><draw:enhanced-geometry draw:type="non-primitive" svg:viewBox="0 0 402 782" draw:enhanced-path="M ?f1 ?f0 L ?f1 ?f3 ?f4 ?f5 ?f6 ?f7 ?f8 ?f9 ?f10 ?f11 ?f12 ?f13 ?f14 ?f15 ?f16 ?f17 ?f18 ?f19 ?f20 ?f21 ?f22 ?f23 ?f24 ?f25 ?f26 ?f27 ?f28 ?f29 ?f28 ?f2 ?f0 ?f30 ?f3 ?f29 ?f28 ?f31 ?f32 ?f33 ?f34 ?f35 ?f36 ?f37 ?f38 ?f39 ?f40 ?f41 ?f42 ?f43 ?f44 ?f45 ?f46 ?f47 ?f48 ?f49 ?f50 ?f51 ?f52 ?f53 ?f1 ?f0 Z N"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glue-point-leaving-directions="-90, -90, -90, -90, -90, -90, -90, -90, -90, -90, -90, -90, -90, -90, -90, -90, -90, -90, -90, -90, -90, -90, -90, -90, -90, -90, -90, -90, -90, -90, -90"><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svg:x="1.14654in" svg:y="9.57107in" svg:width="0.1761in" svg:height="0.83648in" draw:id="id22" draw:style-name="a21" draw:name="Freeform 16"><svg:title/><svg:desc/><draw:enhanced-geometry draw:type="non-primitive" svg:viewBox="0 0 37 196" draw:enhanced-path="M ?f0 ?f0 L ?f3 ?f4 ?f5 ?f6 ?f7 ?f8 ?f9 ?f10 ?f11 ?f12 ?f1 ?f2 ?f13 ?f14 ?f4 ?f15 ?f16 ?f17 ?f18 ?f19 ?f0 ?f0 Z N" draw:text-areas="?f68 ?f70 ?f69 ?f71" draw:glue-points="?f72 ?f73 ?f74 ?f75 ?f76 ?f77 ?f78 ?f79 ?f80 ?f81 ?f82 ?f83 ?f84 ?f85 ?f86 ?f87 ?f88 ?f89 ?f90 ?f91 ?f92 ?f93 ?f72 ?f73" draw:glue-point-leaving-directions="-90, -90, -90, -90, -90, -90, -90, -90, -90, -90, -90, -90"><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svg:x="1.28457in" svg:y="10.42889in" svg:width="0.14754in" svg:height="0.28167in" draw:id="id23" draw:style-name="a22" draw:name="Freeform 17"><svg:title/><svg:desc/><draw:enhanced-geometry draw:type="non-primitive" svg:viewBox="0 0 31 66" draw:enhanced-path="M ?f0 ?f0 L ?f1 ?f2 ?f3 ?f2 ?f0 ?f0 Z N" draw:text-areas="?f18 ?f20 ?f19 ?f21" draw:glue-points="?f22 ?f23 ?f24 ?f25 ?f26 ?f25 ?f22 ?f23" draw:glue-point-leaving-directions="-90, -90, -90, -90"><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14654in" svg:y="9.46438in" svg:width="0.03332in" svg:height="0.18351in" draw:id="id24" draw:style-name="a23" draw:name="Freeform 18"><svg:title/><svg:desc/><draw:enhanced-geometry draw:type="non-primitive" svg:viewBox="0 0 7 43" draw:enhanced-path="M ?f0 ?f0 L ?f1 ?f3 ?f1 ?f2 ?f4 ?f5 ?f0 ?f6 ?f0 ?f0 Z N" draw:text-areas="?f27 ?f29 ?f28 ?f30" draw:glue-points="?f31 ?f32 ?f33 ?f34 ?f33 ?f35 ?f36 ?f37 ?f31 ?f38 ?f31 ?f32" draw:glue-point-leaving-directions="-90, -90, -90, -90, -90, -90"><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svg:x="1.21794in" svg:y="10.19416in" svg:width="0.21893in" svg:height="0.5164in" draw:id="id25" draw:style-name="a24" draw:name="Freeform 19"><svg:title/><svg:desc/><draw:enhanced-geometry draw:type="non-primitive" svg:viewBox="0 0 46 121"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text:span><text:span text:style-name="T6"><draw:frame draw:z-index="251660288" draw:id="id29" draw:style-name="a26" draw:name="Text Box 3" text:anchor-type="paragraph" svg:x="3.57014in" svg:y="1.925in" svg:width="3.81667in" svg:height="1.44167in" style:rel-width="scale" style:rel-height="scale"><draw:text-box><text:p text:style-name="NoSpacing"><text:span text:style-name="T7">CareerPath</text:span></text:p><text:p text:style-name="P8"><text:span text:style-name="T9">AI-powered Student Internship Platform</text:span></text:p></draw:text-box><svg:title/><svg:desc/></draw:frame></text:span></text:p>
      <text:p text:style-name="Normal"><text:span text:style-name="T10"><draw:frame draw:z-index="251661312" draw:id="id30" draw:style-name="a27" draw:name="Text Box 2" text:anchor-type="paragraph" svg:x="3.57014in" svg:y="9.67986in" svg:width="3.81667in" svg:height="0.61667in" style:rel-width="scale" style:rel-height="scale"><draw:text-box><text:p text:style-name="NoSpacing"><text:span text:style-name="T11">Malamski,Dimitar D.S.</text:span></text:p><text:p text:style-name="NoSpacing"><text:span text:style-name="T12">semester 3 individual assignment</text:span></text:p><text:p text:style-name="P13">Mail: d.malamski@student.fontys.nl</text:p></draw:text-box><svg:title/><svg:desc/></draw:frame></text:span></text:p>
      <text:p text:style-name="P14"/>
      <text:p text:style-name="P15"/>
      <text:p text:style-name="P16"/>
      <text:p text:style-name="P17"/>
      <text:p text:style-name="P18"/>
      <text:p text:style-name="P19"/>
      <text:p text:style-name="P20"/>
      <text:p text:style-name="P21">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2"><text:a xlink:href="#_Toc208337358" office:target-frame-name="_top" xlink:show="replace"><text:span text:style-name="T23">1.</text:span><text:span text:style-name="T24"><text:tab/></text:span><text:span text:style-name="T25">Problem Statement</text:span><text:span text:style-name="T26"><text:tab/>2</text:span></text:a></text:p>
          <text:p text:style-name="P27"><text:a xlink:href="#_Toc208337359" office:target-frame-name="_top" xlink:show="replace"><text:span text:style-name="T28">2.</text:span><text:span text:style-name="T29"><text:tab/></text:span><text:span text:style-name="T30">Project Goal</text:span><text:span text:style-name="T31"><text:tab/>2</text:span></text:a></text:p>
          <text:p text:style-name="P32"><text:a xlink:href="#_Toc208337360" office:target-frame-name="_top" xlink:show="replace"><text:span text:style-name="T33">3.</text:span><text:span text:style-name="T34"><text:tab/></text:span><text:span text:style-name="T35">Scope</text:span><text:span text:style-name="T36"><text:tab/>2</text:span></text:a></text:p>
          <text:p text:style-name="P37"><text:a xlink:href="#_Toc208337361" office:target-frame-name="_top" xlink:show="replace"><text:span text:style-name="T38">4.</text:span><text:span text:style-name="T39"><text:tab/></text:span><text:span text:style-name="T40">Target Users</text:span><text:span text:style-name="T41"><text:tab/>3</text:span></text:a></text:p>
          <text:p text:style-name="P42"><text:a xlink:href="#_Toc208337362" office:target-frame-name="_top" xlink:show="replace"><text:span text:style-name="T43">5.</text:span><text:span text:style-name="T44"><text:tab/></text:span><text:span text:style-name="T45">Expected Outcomes ( Success Criteria )</text:span><text:span text:style-name="T46"><text:tab/>3</text:span></text:a></text:p>
          <text:p text:style-name="P47"><text:a xlink:href="#_Toc208337363" office:target-frame-name="_top" xlink:show="replace"><text:span text:style-name="T48">5.1.</text:span><text:span text:style-name="T49"><text:tab/></text:span><text:span text:style-name="T50">A Functional Prototype</text:span><text:span text:style-name="T51"><text:tab/>3</text:span></text:a></text:p>
          <text:p text:style-name="P52"><text:a xlink:href="#_Toc208337364" office:target-frame-name="_top" xlink:show="replace"><text:span text:style-name="T53">5.2.</text:span><text:span text:style-name="T54"><text:tab/></text:span><text:span text:style-name="T55">AI-Enhanced Features</text:span><text:span text:style-name="T56"><text:tab/>3</text:span></text:a></text:p>
          <text:p text:style-name="P57"><text:a xlink:href="#_Toc208337365" office:target-frame-name="_top" xlink:show="replace"><text:span text:style-name="T58">5.3.</text:span><text:span text:style-name="T59"><text:tab/></text:span><text:span text:style-name="T60">UI/UX</text:span><text:span text:style-name="T61"><text:tab/>3</text:span></text:a></text:p>
          <text:p text:style-name="P62"><text:a xlink:href="#_Toc208337366" office:target-frame-name="_top" xlink:show="replace"><text:span text:style-name="T63">5.4.</text:span><text:span text:style-name="T64"><text:tab/></text:span><text:span text:style-name="T65">Deployment and Accessibility</text:span><text:span text:style-name="T66"><text:tab/>4</text:span></text:a></text:p>
        </text:index-body>
      </text:table-of-content>
      <text:p text:style-name="P67"/>
      <text:p text:style-name="P68"/>
      <text:p text:style-name="Normal"/>
      <text:list text:style-name="LFO1" text:continue-numbering="true">
        <text:list-item>
          <text:p text:style-name="P69"><text:bookmark-start text:name="_Toc208337358"/>Problem Statement<text:bookmark-end text:name="_Toc208337358"/></text:p>
        </text:list-item>
      </text:list>
      <text:p text:style-name="P70">Many postgraduate students and young adults struggle to find internships that truly match their skills, interests, and career goals. Existing platforms ( such as LinkedIn ) are primarily designed for full-time employment, often overlooking the specific needs of students and entry-level seekers. As a result, students face difficulties filtering relevant opportunities and waste valuable time navigating irrelevant job postings.</text:p>
      <text:p text:style-name="Normal"><text:span text:style-name="T71">CareerPath</text:span><text:span text:style-name="T72"><text:s/>aims to solve this issue by providing quick and easy access to internship opportunities tailored to each user’s profile. With the help of AI-powered recommendations, the platform ensures students can discover the most suitable internships efficiently, increasing their chances of landing meaningful career experiences.</text:span></text:p>
      <text:list text:style-name="LFO1" text:continue-numbering="true">
        <text:list-item>
          <text:p text:style-name="P73"><text:bookmark-start text:name="_Toc208337359"/>Project Goal<text:bookmark-end text:name="_Toc208337359"/></text:p>
        </text:list-item>
      </text:list>
      <text:p text:style-name="Normal"><text:span text:style-name="T74">The goal of<text:s/></text:span><text:span text:style-name="T75">CareerPath</text:span><text:span text:style-name="T76"><text:s/>is to create a student-oriented internship platform that connects young professionals with opportunities tailored to their skills, interests, and career aspirations. The platform will combine a clean and accessible interface with advanced filtering options and AI-driven recommendations to ensure students quickly find the most relevant internships.</text:span></text:p>
      <text:p text:style-name="Normal"><text:span text:style-name="T77">By focusing specifically on students and entry-level seekers,<text:s/></text:span><text:span text:style-name="T78">CareerPath</text:span><text:span text:style-name="T79"><text:s/>aims to:</text:span></text:p>
      <text:list text:style-name="LFO2" text:continue-numbering="true">
        <text:list-item>
          <text:p text:style-name="P80">Reduce the time and effort required to search for internships;</text:p>
        </text:list-item>
        <text:list-item>
          <text:p text:style-name="P81">Improve the quality of matches between students and companies;</text:p>
        </text:list-item>
        <text:list-item>
          <text:p text:style-name="P82">Provide a supportive first step toward building meaningful career experiences;</text:p>
        </text:list-item>
      </text:list>
      <text:list text:style-name="LFO1" text:continue-numbering="true">
        <text:list-item>
          <text:p text:style-name="P83"><text:bookmark-start text:name="_Toc208337360"/>Scope<text:bookmark-end text:name="_Toc208337360"/></text:p>
        </text:list-item>
      </text:list>
      <text:p text:style-name="P84">In Scope ( MVP ):</text:p>
      <text:list text:style-name="LFO3" text:continue-numbering="true">
        <text:list-item>
          <text:p text:style-name="P85">Student registration/login;</text:p>
        </text:list-item>
        <text:list-item>
          <text:p text:style-name="P86">Profile Creation;</text:p>
        </text:list-item>
        <text:list-item>
          <text:p text:style-name="P87">Internship/job listings ( this will consists of basic CRUD operations );</text:p>
        </text:list-item>
        <text:list-item>
          <text:p text:style-name="P88">AI-based Filtering/Searching functionality;</text:p>
        </text:list-item>
        <text:list-item>
          <text:p text:style-name="P89">Admin approval for job postings;</text:p>
        </text:list-item>
      </text:list>
      <text:p text:style-name="P90">Out of Scope ( Nice-to-Have features <text:s/>)</text:p>
      <text:list text:style-name="LFO3" text:continue-numbering="true">
        <text:list-item>
          <text:p text:style-name="P91">Real company integration ( Indeed, LinkedIn API );</text:p>
        </text:list-item>
        <text:list-item>
          <text:p text:style-name="P92">Mobile app version;</text:p>
        </text:list-item>
        <text:list-item>
          <text:p text:style-name="P93">Chat system;</text:p>
        </text:list-item>
        <text:list-item>
          <text:p text:style-name="P94">Advanced AI ( resume parsing );</text:p>
        </text:list-item>
      </text:list>
      <text:list text:style-name="LFO1" text:continue-numbering="true">
        <text:list-item>
          <text:p text:style-name="P95"><text:bookmark-start text:name="_Toc208337361"/><text:soft-page-break/>Target Users<text:bookmark-end text:name="_Toc208337361"/></text:p>
        </text:list-item>
      </text:list>
      <text:p text:style-name="Normal"><text:span text:style-name="T96">CareerPath<text:s/></text:span><text:span text:style-name="T97">will find most users from:</text:span></text:p>
      <text:list text:style-name="LFO2" text:continue-numbering="true">
        <text:list-item>
          <text:p text:style-name="P98">Student - searching for internships;</text:p>
        </text:list-item>
        <text:list-item>
          <text:p text:style-name="P99">Recruiters/Companies - posting their job offers on the platform;</text:p>
        </text:list-item>
        <text:list-item>
          <text:p text:style-name="P100">Admins - moderating job postings and ensuring system security;</text:p>
        </text:list-item>
      </text:list>
      <text:list text:style-name="LFO1" text:continue-numbering="true">
        <text:list-item>
          <text:p text:style-name="P101"><text:bookmark-start text:name="_Toc208337362"/>Expected Outcomes ( Success Criteria )<text:bookmark-end text:name="_Toc208337362"/></text:p>
        </text:list-item>
      </text:list>
      <text:list text:style-name="LFO1" text:continue-numbering="true">
        <text:list-item>
          <text:list>
            <text:list-item>
              <text:p text:style-name="P102"><text:bookmark-start text:name="_Toc208337363"/>A Functional Prototype<text:bookmark-end text:name="_Toc208337363"/></text:p>
            </text:list-item>
          </text:list>
        </text:list-item>
      </text:list>
      <text:list text:style-name="LFO2" text:continue-numbering="true">
        <text:list-item>
          <text:p text:style-name="P103"><text:span text:style-name="T104">A fully functional<text:s/></text:span><text:span text:style-name="T105">web application</text:span><text:span text:style-name="T106"><text:s/>accessible online;</text:span></text:p>
        </text:list-item>
        <text:list-item>
          <text:p text:style-name="P107">Students can:</text:p>
        </text:list-item>
      </text:list>
      <text:list text:style-name="LFO3" text:continue-numbering="true">
        <text:list-item>
          <text:list>
            <text:list-item>
              <text:list>
                <text:list-item>
                  <text:p text:style-name="P108">Register/Login securely;</text:p>
                </text:list-item>
                <text:list-item>
                  <text:p text:style-name="P109">Create/Update their profile information ( basic info, skills, interests );</text:p>
                </text:list-item>
                <text:list-item>
                  <text:p text:style-name="P110">Browse, filter and search internships;</text:p>
                </text:list-item>
                <text:list-item>
                  <text:p text:style-name="P111">Bookmark internships to their profile;</text:p>
                </text:list-item>
              </text:list>
            </text:list-item>
          </text:list>
        </text:list-item>
      </text:list>
      <text:list text:style-name="LFO2" text:continue-numbering="true">
        <text:list-item>
          <text:p text:style-name="P112">Recruiters/Companies:</text:p>
        </text:list-item>
      </text:list>
      <text:list text:style-name="LFO3" text:continue-numbering="true">
        <text:list-item>
          <text:list>
            <text:list-item>
              <text:list>
                <text:list-item>
                  <text:p text:style-name="P113">Post job offers ( Have to be approved by the Admin );</text:p>
                </text:list-item>
              </text:list>
            </text:list-item>
          </text:list>
        </text:list-item>
      </text:list>
      <text:list text:style-name="LFO2" text:continue-numbering="true">
        <text:list-item>
          <text:p text:style-name="P114">Admins can:</text:p>
        </text:list-item>
      </text:list>
      <text:list text:style-name="LFO3" text:continue-numbering="true">
        <text:list-item>
          <text:list>
            <text:list-item>
              <text:list>
                <text:list-item>
                  <text:p text:style-name="P115">Approve/Reject job postings before they go public; <text:s text:c="2"/></text:p>
                </text:list-item>
              </text:list>
            </text:list-item>
          </text:list>
        </text:list-item>
      </text:list>
      <text:list text:style-name="LFO1" text:continue-numbering="true">
        <text:list-item>
          <text:list>
            <text:list-item>
              <text:p text:style-name="P116"><text:bookmark-start text:name="_Toc208337364"/>AI-Enhanced Features<text:bookmark-end text:name="_Toc208337364"/></text:p>
            </text:list-item>
          </text:list>
        </text:list-item>
      </text:list>
      <text:list text:style-name="LFO2" text:continue-numbering="true">
        <text:list-item>
          <text:p text:style-name="P117">The system will provide an AI-powered rankings and recommendations for internships based on:</text:p>
        </text:list-item>
      </text:list>
      <text:list text:style-name="LFO3" text:continue-numbering="true">
        <text:list-item>
          <text:list>
            <text:list-item>
              <text:list>
                <text:list-item>
                  <text:p text:style-name="P118">Students profiles</text:p>
                </text:list-item>
              </text:list>
            </text:list-item>
          </text:list>
        </text:list-item>
      </text:list>
      <text:list text:style-name="LFO2" text:continue-numbering="true">
        <text:list-item>
          <text:p text:style-name="P119">The system will highlight potential skill gaps between the student and the job offer;</text:p>
        </text:list-item>
      </text:list>
      <text:list text:style-name="LFO1" text:continue-numbering="true">
        <text:list-item>
          <text:list>
            <text:list-item>
              <text:p text:style-name="P120"><text:bookmark-start text:name="_Toc208337365"/>UI/UX<text:bookmark-end text:name="_Toc208337365"/></text:p>
            </text:list-item>
          </text:list>
        </text:list-item>
      </text:list>
      <text:list text:style-name="LFO2" text:continue-numbering="true">
        <text:list-item>
          <text:p text:style-name="P121">A clean and intuitive frontend with responsive design;</text:p>
        </text:list-item>
        <text:list-item>
          <text:p text:style-name="P122">Easy navigation thought the application;</text:p>
        </text:list-item>
        <text:list-item>
          <text:p text:style-name="P123">Clear message feedbacks ( error handlings, loading states );</text:p>
        </text:list-item>
      </text:list>
      <text:list text:style-name="LFO1" text:continue-numbering="true">
        <text:list-item>
          <text:list>
            <text:list-item>
              <text:p text:style-name="P124"><text:bookmark-start text:name="_Toc208337366"/>Deployment and Accessibility<text:bookmark-end text:name="_Toc208337366"/></text:p>
            </text:list-item>
          </text:list>
        </text:list-item>
      </text:list>
      <text:list text:style-name="LFO2" text:continue-numbering="true">
        <text:list-item>
          <text:p text:style-name="P125"><text:span text:style-name="T126">The application will be deployed on the<text:s/></text:span><text:span text:style-name="T127">Cloud</text:span><text:span text:style-name="T128">;</text:span></text:p>
        </text:list-item>
        <text:list-item>
          <text:p text:style-name="P129"><text:span text:style-name="T130">The database will be containerized with<text:s/></text:span><text:span text:style-name="T131">Docker</text:span><text:span text:style-name="T132"><text:s/>and hosted either on<text:s/></text:span><text:span text:style-name="T133">Cloud</text:span><text:span text:style-name="T134"><text:s/>services or<text:s/></text:span><text:span text:style-name="T135">Fontys</text:span><text:span text:style-name="T136"><text:s/>servers, depending on availability.</text:span></text:p>
        </text:list-item>
        <text:list-item>
          <text:p text:style-name="P137"><text:span text:style-name="T138">Clear README.md in the project repository;</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Spacing" style:display-name="No Spacing" style:family="paragraph">
      <style:paragraph-properties fo:margin-bottom="0in" fo:line-height="100%"/>
      <style:text-properties style:font-name-asian="Times New Roman" style:letter-kerning="false" fo:font-size="11pt" style:font-size-asian="11pt" style:font-size-complex="11pt" fo:hyphenate="false"/>
    </style:style>
    <style:style style:name="NoSpacingChar" style:display-name="No Spacing Char" style:family="text" style:parent-style-name="DefaultParagraphFont">
      <style:text-properties style:font-name-asian="Times New Roman" style:letter-kerning="false" fo:font-size="11pt" style:font-size-asian="11pt" style:font-size-complex="11pt"/>
    </style:style>
    <style:style style:name="TOCHeading" style:display-name="TOC Heading" style:family="paragraph" style:parent-style-name="Heading1" style:next-style-name="Normal" style:default-outline-level="1">
      <style:paragraph-properties fo:margin-top="0.1666in" fo:margin-bottom="0in" fo:line-height="106%"/>
      <style:text-properties style:letter-kerning="false" fo:font-size="16pt" style:font-size-asian="16pt" style:font-size-complex="16pt"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Aptos" style:font-name-asian="Aptos"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font-name-asian="Aptos"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list-format-name="NLF0"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list-format-name="NLF0"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list-format-name="NLF0"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list-format-name="NLF0"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suffix="." style:num-list-format-name="NLF0"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list-format-name="NLF0"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suffix="." style:num-list-format-name="NLF0"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style:page-layout style:name="PL0">
      <style:page-layout-properties fo:page-width="8.5in" fo:page-height="11in" style:print-orientation="portrait" fo:margin-top="0.3333in" fo:margin-left="0.3333in" fo:margin-bottom="0.3333in" fo:margin-right="0.3333in" fo:border="0.0069in solid #000000" fo:padding="0.1597in" style:shadow="none"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CareerPath</dc:title>
    <dc:description/>
    <dc:subject>AI-powered Student Internship Platform</dc:subject>
    <meta:initial-creator>Malamski,Dimitar D.S.</meta:initial-creator>
    <dc:creator>Malamski,Dimitar D.S.</dc:creator>
    <meta:creation-date>2025-09-09T16:20:00Z</meta:creation-date>
    <dc:date>2025-09-10T12:40:00Z</dc:date>
    <meta:template xlink:href="Normal.dotm" xlink:type="simple"/>
    <meta:editing-cycles>6</meta:editing-cycles>
    <meta:editing-duration>PT3240S</meta:editing-duration>
    <meta:document-statistic meta:page-count="4" meta:paragraph-count="7" meta:word-count="550" meta:character-count="3679" meta:row-count="26" meta:non-whitespace-character-count="3136"/>
  </office:meta>
</office:document-meta>
</file>